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width="0.04cm" draw:marker-start-width="0.26cm" draw:marker-end-width="0.26cm" draw:fill="solid" draw:fill-color="#ffffff" draw:textarea-horizontal-align="justify" draw:textarea-vertical-align="middle" draw:auto-grow-height="false" fo:padding-top="0.145cm" fo:padding-bottom="0.145cm" fo:padding-left="0.27cm" fo:padding-right="0.27cm"/>
    </style:style>
    <style:style style:name="gr8" style:family="graphic" style:parent-style-name="standard">
      <style:graphic-properties draw:marker-end="Стили_20_стрелок_20_1" draw:marker-end-width="0.3cm" draw:textarea-horizontal-align="center" draw:textarea-vertical-align="middle"/>
    </style:style>
    <style:style style:name="gr9" style:family="graphic" style:parent-style-name="standard">
      <style:graphic-properties svg:stroke-width="0.05cm" draw:marker-start-width="0.275cm" draw:marker-end="Стили_20_стрелок_20_1" draw:marker-end-width="0.375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marker-end="Стили_20_стрелок_20_1" draw:fill="none" draw:fill-color="#ffffff" draw:textarea-horizontal-align="left" draw:auto-grow-height="true" draw:auto-grow-width="true" fo:min-height="0.925cm" fo:min-width="0.034cm"/>
    </style:style>
    <style:style style:name="gr11" style:family="graphic" style:parent-style-name="standard">
      <style:graphic-properties draw:ole-draw-aspect="1" style:protect="size"/>
    </style:style>
    <style:style style:name="gr12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375cm"/>
    </style:style>
    <style:style style:name="gr15" style:family="graphic" style:parent-style-name="standard">
      <style:graphic-properties draw:marker-start="Стили_20_стрелок_20_1" draw:marker-end="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05cm"/>
    </style:style>
    <style:style style:name="P1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Arial" style:font-family-generic="swiss" style:font-pitch="variable" fo:font-size="18pt" style:font-size-asian="18pt" style:font-size-complex="18pt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line-height="100%" fo:text-align="center"/>
    </style:style>
    <style:style style:name="P7" style:family="paragraph">
      <style:paragraph-properties fo:line-height="100%" fo:text-align="center"/>
      <style:text-properties fo:color="#000000" fo:font-family="'Times New Roman'" style:font-family-generic="roman" style:font-pitch="variable" fo:font-size="12pt" style:font-size-asian="12pt" style:font-size-complex="12pt"/>
    </style:style>
    <style:style style:name="P8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2" style:family="text">
      <style:text-properties fo:font-family="Arial" style:font-family-generic="swiss" style:font-pitch="variable" fo:font-size="18pt" style:font-size-asian="18pt" style:font-size-complex="18pt"/>
    </style:style>
    <style:style style:name="T3" style:family="text">
      <style:text-properties fo:font-family="'Times New Roman'" style:font-family-generic="roman" style:font-pitch="variab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family="'Times New Roman'" style:font-family-generic="roman" style:font-pitch="variable" fo:font-size="12pt" style:font-size-asian="12pt" style:font-size-complex="12pt"/>
    </style:style>
    <style:style style:name="T6" style:family="text">
      <style:text-properties fo:font-family="'Times New Roman'" style:font-style-name="Обычный" style:font-family-generic="roman" fo:font-size="12pt" style:font-family-asian="'Times New Roman'" style:font-style-name-asian="Обычный" style:font-family-generic-asian="roman" style:font-size-asian="12pt" style:font-family-complex="'Times New Roman'" style:font-style-name-complex="Обычный" style:font-family-generic-complex="roman" style:font-size-complex="12pt"/>
    </style:style>
    <style:style style:name="T7" style:family="text">
      <style:text-properties style:text-position="super 58%" fo:font-family="'Times New Roman'" style:font-family-generic="roman" style:font-pitch="variable" fo:font-size="12pt" style:font-size-asian="12pt" style:font-size-complex="12pt"/>
    </style:style>
    <style:style style:name="T8" style:family="text">
      <style:text-properties style:text-position="sub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.209cm" svg:height="0.734cm" svg:x="6.416cm" svg:y="7.975cm">
          <draw:text-box>
            <text:p><text:span text:style-name="T1">g[n]</text:span></text:p>
          </draw:text-box>
        </draw:frame>
        <draw:custom-shape draw:style-name="gr2" draw:text-style-name="P3" xml:id="id3" draw:id="id3" draw:layer="layout" svg:width="0.8cm" svg:height="0.8cm" svg:x="5.191cm" svg:y="8.525cm">
          <text:p text:style-name="P2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" draw:text-style-name="P4" xml:id="id8" draw:id="id8" draw:layer="layout" svg:width="3.2cm" svg:height="1.6cm" svg:x="6.417cm" svg:y="15.575cm">
          <text:p text:style-name="P2"><text:span text:style-name="T3">Предсказатель</text:span></text:p>
        </draw:rect>
        <draw:rect draw:style-name="gr3" draw:text-style-name="P5" xml:id="id4" draw:id="id4" draw:layer="layout" svg:width="3.2cm" svg:height="1.2cm" svg:x="14.191cm" svg:y="8.325cm">
          <text:p text:style-name="P2"><text:span text:style-name="T4">Кодер </text:span></text:p>
          <text:p text:style-name="P2"><text:span text:style-name="T4">амплитуды</text:span></text:p>
        </draw:rect>
        <draw:rect draw:style-name="gr4" draw:text-style-name="P7" xml:id="id10" draw:id="id10" draw:layer="layout" svg:width="3cm" svg:height="1.625cm" svg:x="10.717cm" svg:y="11.625cm">
          <text:p text:style-name="P6"><text:span text:style-name="T5">Вычисление </text:span></text:p>
          <text:p text:style-name="P6"><text:span text:style-name="T5">коэффициента </text:span></text:p>
          <text:p text:style-name="P6"><text:span text:style-name="T5">усиления</text:span></text:p>
        </draw:rect>
        <draw:rect draw:style-name="gr3" draw:text-style-name="P5" xml:id="id5" draw:id="id5" draw:layer="layout" svg:width="3.2cm" svg:height="1.2cm" svg:x="14.191cm" svg:y="10.125cm">
          <text:p text:style-name="P2"><text:span text:style-name="T4">Декодер </text:span></text:p>
          <text:p text:style-name="P2"><text:span text:style-name="T4">амплитуды</text:span></text:p>
        </draw:rect>
        <draw:rect draw:style-name="gr5" draw:text-style-name="P8" xml:id="id1" draw:id="id1" draw:layer="layout" svg:width="3.2cm" svg:height="1.2cm" svg:x="10.591cm" svg:y="10.125cm">
          <text:p text:style-name="P2"><text:span text:style-name="T1">(</text:span><text:span text:style-name="T6">●</text:span><text:span text:style-name="T1">)</text:span><text:span text:style-name="T7">-1</text:span></text:p>
        </draw:rect>
        <draw:custom-shape draw:style-name="gr6" draw:text-style-name="P3" xml:id="id6" draw:id="id6" draw:layer="layout" svg:width="0.8cm" svg:height="0.8cm" svg:x="15.392cm" svg:y="13.375cm">
          <text:p text:style-name="P2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" draw:id="id2" draw:layer="layout" svg:width="0.8cm" svg:height="0.8cm" svg:x="11.791cm" svg:y="8.525cm">
          <text:p text:style-name="P2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7" draw:id="id7" draw:layer="layout" svg:width="0.8cm" svg:height="0.8cm" svg:x="14.442cm" svg:y="15.975cm">
          <text:p text:style-name="P2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svg:x1="12.191cm" svg:y1="10.125cm" svg:x2="12.191cm" svg:y2="9.325cm" draw:start-shape="id1" draw:start-glue-point="0" draw:end-shape="id2" draw:end-glue-point="8" svg:d="m12191 10125v-800">
          <text:p/>
        </draw:connector>
        <draw:connector draw:style-name="gr9" draw:text-style-name="P2" draw:layer="layout" svg:x1="5.991cm" svg:y1="8.925cm" svg:x2="11.791cm" svg:y2="8.925cm" draw:start-shape="id3" draw:start-glue-point="10" draw:end-shape="id2" draw:end-glue-point="6" svg:d="m5991 8925h5800">
          <text:p/>
        </draw:connector>
        <draw:connector draw:style-name="gr9" draw:text-style-name="P2" draw:layer="layout" svg:x1="12.591cm" svg:y1="8.925cm" svg:x2="14.191cm" svg:y2="8.925cm" draw:start-shape="id2" draw:start-glue-point="10" draw:end-shape="id4" draw:end-glue-point="3" svg:d="m12591 8925h1600">
          <text:p/>
        </draw:connector>
        <draw:connector draw:style-name="gr8" draw:text-style-name="P2" draw:layer="layout" svg:x1="15.791cm" svg:y1="9.525cm" svg:x2="15.791cm" svg:y2="10.125cm" draw:start-shape="id4" draw:start-glue-point="2" draw:end-shape="id5" draw:end-glue-point="0" svg:d="m15791 9525v600">
          <text:p/>
        </draw:connector>
        <draw:connector draw:style-name="gr9" draw:text-style-name="P2" draw:layer="layout" svg:x1="15.792cm" svg:y1="14.175cm" svg:x2="15.242cm" svg:y2="16.375cm" draw:start-shape="id6" draw:start-glue-point="8" draw:end-shape="id7" draw:end-glue-point="10" svg:d="m15792 14175v2200h-550">
          <text:p/>
        </draw:connector>
        <draw:connector draw:style-name="gr9" draw:text-style-name="P2" draw:layer="layout" svg:x1="15.791cm" svg:y1="11.325cm" svg:x2="15.792cm" svg:y2="13.375cm" draw:start-shape="id5" draw:start-glue-point="2" draw:end-shape="id6" draw:end-glue-point="4" svg:d="m15791 11325v1037h1v1013">
          <text:p/>
        </draw:connector>
        <draw:connector draw:style-name="gr9" draw:text-style-name="P2" draw:layer="layout" svg:x1="2.491cm" svg:y1="8.925cm" svg:x2="5.191cm" svg:y2="8.925cm" draw:end-shape="id3" draw:end-glue-point="6" svg:d="m2491 8925h2700">
          <text:p/>
        </draw:connector>
        <draw:connector draw:style-name="gr9" draw:text-style-name="P2" draw:layer="layout" svg:x1="14.442cm" svg:y1="16.375cm" svg:x2="9.617cm" svg:y2="16.375cm" draw:start-shape="id7" draw:start-glue-point="6" draw:end-shape="id8" draw:end-glue-point="1" svg:d="m14442 16375h-4825">
          <text:p/>
        </draw:connector>
        <draw:connector draw:style-name="gr9" draw:text-style-name="P2" draw:layer="layout" svg:x1="6.417cm" svg:y1="16.375cm" svg:x2="5.591cm" svg:y2="9.325cm" draw:start-shape="id8" draw:start-glue-point="3" draw:end-shape="id3" draw:end-glue-point="8" svg:d="m6417 16375h-826v-7050">
          <text:p/>
        </draw:connector>
        <draw:connector draw:style-name="gr9" draw:text-style-name="P2" draw:layer="layout" svg:x1="17.391cm" svg:y1="8.925cm" svg:x2="19.303cm" svg:y2="8.934cm" draw:start-shape="id4" draw:start-glue-point="1" svg:d="m17391 8925h1219v9h693">
          <text:p/>
        </draw:connector>
        <draw:frame draw:style-name="gr1" draw:text-style-name="P1" draw:layer="layout" svg:width="1.12cm" svg:height="0.734cm" svg:x="17.55cm" svg:y="9.982cm">
          <draw:text-box>
            <text:p><text:span text:style-name="T1">i[n]</text:span></text:p>
          </draw:text-box>
        </draw:frame>
        <draw:frame draw:style-name="gr1" draw:layer="layout" svg:width="0.642cm" svg:height="0.734cm" svg:x="5.516cm" svg:y="9.159cm">
          <draw:text-box>
            <text:p>-</text:p>
          </draw:text-box>
        </draw:frame>
        <draw:frame draw:style-name="gr1" draw:layer="layout" svg:width="1.341cm" svg:height="0.868cm" svg:x="5.466cm" svg:y="11.541cm">
          <draw:text-box>
            <text:p>x<text:span text:style-name="T8">p</text:span>[n]</text:p>
          </draw:text-box>
        </draw:frame>
        <draw:frame draw:style-name="gr10" draw:layer="layout" svg:width="1.217cm" svg:height="1.175cm" svg:x="2.15cm" svg:y="8cm">
          <draw:text-box>
            <text:p>x[n]</text:p>
          </draw:text-box>
        </draw:frame>
        <draw:frame draw:style-name="gr11" draw:layer="layout" svg:width="1cm" svg:height="0.482cm" svg:x="11.017cm" svg:y="15.7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12" draw:text-style-name="P2" draw:layer="layout" svg:x1="6.417cm" svg:y1="16.375cm" svg:x2="14.842cm" svg:y2="15.975cm" draw:start-shape="id8" draw:start-glue-point="3" draw:end-shape="id7" draw:end-glue-point="4" svg:d="m6417 16375h-525v-1325h8950v925">
          <text:p/>
        </draw:connector>
        <draw:rect draw:style-name="gr5" draw:text-style-name="P8" xml:id="id9" draw:id="id9" draw:layer="layout" svg:width="3.2cm" svg:height="1.6cm" svg:x="8.942cm" svg:y="17.55cm">
          <text:p text:style-name="P2"><text:span text:style-name="T1">Вычисление </text:span></text:p>
          <text:p text:style-name="P2"><text:span text:style-name="T1">Коэффициентов</text:span></text:p>
          <text:p text:style-name="P2"><text:span text:style-name="T1">предсказания</text:span></text:p>
        </draw:rect>
        <draw:connector draw:style-name="gr8" draw:text-style-name="P2" draw:layer="layout" svg:x1="14.442cm" svg:y1="16.375cm" svg:x2="12.142cm" svg:y2="18.35cm" draw:start-shape="id7" draw:start-glue-point="6" draw:end-shape="id9" svg:d="m14442 16375h-1159v1975h-1141">
          <text:p/>
        </draw:connector>
        <draw:connector draw:style-name="gr8" draw:text-style-name="P2" draw:layer="layout" svg:x1="8.942cm" svg:y1="18.35cm" svg:x2="8.017cm" svg:y2="17.175cm" draw:start-shape="id9" draw:start-glue-point="3" draw:end-shape="id8" draw:end-glue-point="2" svg:d="m8942 18350h-925v-1175">
          <text:p/>
        </draw:connector>
        <draw:connector draw:style-name="gr13" draw:text-style-name="P2" draw:layer="layout" svg:x1="12.142cm" svg:y1="18.35cm" svg:x2="12.142cm" svg:y2="18.35cm" draw:start-shape="id9" draw:start-glue-point="1" draw:end-shape="id9" svg:d="m12142 18350">
          <text:p/>
        </draw:connector>
        <draw:connector draw:style-name="gr8" draw:text-style-name="P2" draw:layer="layout" svg:x1="15.791cm" svg:y1="11.325cm" svg:x2="13.717cm" svg:y2="12.437cm" draw:start-shape="id5" draw:start-glue-point="2" draw:end-shape="id10" svg:d="m15791 11325v1112h-2074">
          <text:p/>
        </draw:connector>
        <draw:connector draw:style-name="gr8" draw:text-style-name="P2" draw:layer="layout" svg:x1="10.717cm" svg:y1="12.437cm" svg:x2="10.591cm" svg:y2="10.725cm" draw:start-shape="id10" draw:start-glue-point="3" draw:end-shape="id1" draw:end-glue-point="3" svg:d="m10717 12437h-627v-1712h501">
          <text:p/>
        </draw:connector>
        <draw:connector draw:style-name="gr8" draw:text-style-name="P2" draw:layer="layout" draw:line-skew="-0.099cm" svg:x1="10.717cm" svg:y1="12.437cm" svg:x2="15.392cm" svg:y2="13.775cm" draw:start-shape="id10" draw:start-glue-point="3" draw:end-shape="id6" draw:end-glue-point="6" svg:d="m10717 12437h-600v1338h5275">
          <text:p/>
        </draw:connector>
        <draw:rect draw:style-name="gr5" draw:text-style-name="P8" xml:id="id11" draw:id="id11" draw:layer="layout" svg:width="3.2cm" svg:height="1.2cm" svg:x="3.935cm" svg:y="0.725cm">
          <text:p text:style-name="P2"><text:span text:style-name="T1">Декодер</text:span></text:p>
          <text:p text:style-name="P2"><text:span text:style-name="T1">амплитуды</text:span></text:p>
        </draw:rect>
        <draw:rect draw:style-name="gr5" draw:text-style-name="P8" xml:id="id12" draw:id="id12" draw:layer="layout" svg:width="3.225cm" svg:height="1.6cm" svg:x="7.335cm" svg:y="-0.9cm">
          <text:p text:style-name="P2"><text:span text:style-name="T1">Вычислитель </text:span></text:p>
          <text:p text:style-name="P2"><text:span text:style-name="T1">Коэффициента</text:span></text:p>
          <text:p text:style-name="P2"><text:span text:style-name="T1">усиления</text:span></text:p>
        </draw:rect>
        <draw:frame draw:style-name="gr14" draw:text-style-name="P1" draw:layer="layout" svg:width="1.175cm" svg:height="0.734cm" svg:x="1.325cm" svg:y="2.391cm">
          <draw:text-box>
            <text:p><text:span text:style-name="T1">i[n]</text:span></text:p>
          </draw:text-box>
        </draw:frame>
        <draw:custom-shape draw:style-name="gr6" draw:text-style-name="P3" xml:id="id13" draw:id="id13" draw:layer="layout" svg:width="0.8cm" svg:height="0.8cm" svg:x="10.86cm" svg:y="0.925cm">
          <text:p text:style-name="P2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svg:x1="7.135cm" svg:y1="1.325cm" svg:x2="8.947cm" svg:y2="0.7cm" draw:start-shape="id11" draw:start-glue-point="1" draw:end-shape="id12" svg:d="m7135 1325h1812v-625">
          <text:p/>
        </draw:connector>
        <draw:connector draw:style-name="gr8" draw:text-style-name="P2" draw:layer="layout" svg:x1="7.135cm" svg:y1="1.325cm" svg:x2="10.86cm" svg:y2="1.325cm" draw:start-shape="id11" draw:start-glue-point="1" draw:end-shape="id13" draw:end-glue-point="6" svg:d="m7135 1325h3725">
          <text:p/>
        </draw:connector>
        <draw:rect draw:style-name="gr3" draw:text-style-name="P8" xml:id="id14" draw:id="id14" draw:layer="layout" svg:width="3.2cm" svg:height="1.6cm" svg:x="12.46cm" svg:y="3.6cm">
          <text:p text:style-name="P2"><text:span text:style-name="T1">Предсказатель</text:span></text:p>
        </draw:rect>
        <draw:custom-shape draw:style-name="gr2" draw:text-style-name="P3" xml:id="id15" draw:id="id15" draw:layer="layout" svg:width="0.8cm" svg:height="0.8cm" svg:x="10.885cm" svg:y="2.375cm">
          <text:p text:style-name="P2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svg:x1="12.46cm" svg:y1="4.4cm" svg:x2="11.285cm" svg:y2="3.175cm" draw:start-shape="id14" draw:start-glue-point="3" draw:end-shape="id15" draw:end-glue-point="8" svg:d="m12460 4400h-1175v-1225">
          <text:p/>
        </draw:connector>
        <draw:connector draw:style-name="gr9" draw:text-style-name="P2" draw:layer="layout" draw:line-skew="0.124cm" svg:x1="11.685cm" svg:y1="2.775cm" svg:x2="15.66cm" svg:y2="4.4cm" draw:start-shape="id15" draw:start-glue-point="10" draw:end-shape="id14" draw:end-glue-point="1" svg:d="m11685 2775h4624v1625h-649">
          <text:p/>
        </draw:connector>
        <draw:connector draw:style-name="gr12" draw:text-style-name="P2" draw:layer="layout" svg:x1="11.685cm" svg:y1="2.775cm" svg:x2="18.925cm" svg:y2="2.783cm" draw:start-shape="id15" draw:start-glue-point="10" svg:d="m11685 2775h3883v8h3357">
          <text:p/>
        </draw:connector>
        <draw:frame draw:style-name="gr11" draw:layer="layout" svg:width="1cm" svg:height="0.482cm" svg:x="17.476cm" svg:y="2.1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rect draw:style-name="gr5" draw:text-style-name="P8" xml:id="id16" draw:id="id16" draw:layer="layout" svg:width="3.2cm" svg:height="1.6cm" svg:x="12.46cm" svg:y="6.025cm">
          <text:p text:style-name="P2"><text:span text:style-name="T1">Вычисление </text:span></text:p>
          <text:p text:style-name="P2"><text:span text:style-name="T1">Коэффициентов</text:span></text:p>
          <text:p text:style-name="P2"><text:span text:style-name="T1">предсказания</text:span></text:p>
        </draw:rect>
        <draw:connector draw:style-name="gr8" draw:text-style-name="P2" draw:layer="layout" svg:x1="14.06cm" svg:y1="6.025cm" svg:x2="14.06cm" svg:y2="5.2cm" draw:start-shape="id16" draw:start-glue-point="0" draw:end-shape="id14" draw:end-glue-point="2" svg:d="m14060 6025v-825">
          <text:p/>
        </draw:connector>
        <draw:connector draw:style-name="gr8" draw:text-style-name="P2" draw:layer="layout" svg:x1="10.56cm" svg:y1="-0.1cm" svg:x2="11.26cm" svg:y2="0.925cm" draw:start-shape="id12" draw:start-glue-point="1" draw:end-shape="id13" draw:end-glue-point="4" svg:d="m10560-100h700v1025">
          <text:p/>
        </draw:connector>
        <draw:connector draw:style-name="gr8" draw:text-style-name="P2" draw:layer="layout" svg:x1="11.26cm" svg:y1="1.725cm" svg:x2="11.285cm" svg:y2="2.375cm" draw:start-shape="id13" draw:start-glue-point="8" draw:end-shape="id15" draw:end-glue-point="4" svg:d="m11260 1725v313h25v337">
          <text:p/>
        </draw:connector>
        <draw:connector draw:style-name="gr15" draw:text-style-name="P2" draw:layer="layout" svg:x1="3.935cm" svg:y1="1.325cm" svg:x2="2.572cm" svg:y2="1.326cm" draw:start-shape="id11" draw:start-glue-point="3" svg:d="m3935 1325h-932v1h-431">
          <text:p/>
        </draw:connector>
        <draw:connector draw:style-name="gr13" draw:text-style-name="P2" draw:layer="layout" svg:x1="15.66cm" svg:y1="4.4cm" svg:x2="15.66cm" svg:y2="6.825cm" draw:start-shape="id14" draw:start-glue-point="1" draw:end-shape="id16" svg:d="m15660 4400h525v2425h-525">
          <text:p/>
        </draw:connector>
        <draw:line draw:style-name="gr8" draw:text-style-name="P2" draw:layer="layout" svg:x1="6.761cm" svg:y1="20.075cm" svg:x2="8.761cm" svg:y2="20.075cm">
          <text:p/>
        </draw:line>
        <draw:rect draw:style-name="gr5" draw:text-style-name="P8" xml:id="id17" draw:id="id17" draw:layer="layout" svg:width="3.2cm" svg:height="1.2cm" svg:x="8.736cm" svg:y="19.475cm">
          <text:p text:style-name="P2"><text:span text:style-name="T1">Декодер</text:span></text:p>
          <text:p text:style-name="P2"><text:span text:style-name="T1">амплитуды</text:span></text:p>
        </draw:rect>
        <draw:rect draw:style-name="gr5" draw:text-style-name="P8" xml:id="id18" draw:id="id18" draw:layer="layout" svg:width="3.225cm" svg:height="1.6cm" svg:x="13.336cm" svg:y="21.475cm">
          <text:p text:style-name="P2"><text:span text:style-name="T1">Вычислитель </text:span></text:p>
          <text:p text:style-name="P2"><text:span text:style-name="T1">Коэффициента</text:span></text:p>
          <text:p text:style-name="P2"><text:span text:style-name="T1">усиления</text:span></text:p>
        </draw:rect>
        <draw:frame draw:style-name="gr16" draw:text-style-name="P1" draw:layer="layout" svg:width="1.45cm" svg:height="0.734cm" svg:x="6.611cm" svg:y="19.05cm">
          <draw:text-box>
            <text:p><text:span text:style-name="T1">i[n]</text:span></text:p>
          </draw:text-box>
        </draw:frame>
        <draw:custom-shape draw:style-name="gr6" draw:text-style-name="P3" xml:id="id19" draw:id="id19" draw:layer="layout" svg:width="0.8cm" svg:height="0.8cm" svg:x="17.536cm" svg:y="19.675cm">
          <text:p text:style-name="P2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svg:x1="11.936cm" svg:y1="20.075cm" svg:x2="13.336cm" svg:y2="22.275cm" draw:start-shape="id17" draw:start-glue-point="1" draw:end-shape="id18" draw:end-glue-point="3" svg:d="m11936 20075h700v2200h700">
          <text:p/>
        </draw:connector>
        <draw:connector draw:style-name="gr8" draw:text-style-name="P2" draw:layer="layout" svg:x1="16.561cm" svg:y1="22.275cm" svg:x2="17.936cm" svg:y2="20.475cm" draw:start-shape="id18" draw:start-glue-point="1" draw:end-shape="id19" draw:end-glue-point="8" svg:d="m16561 22275h1375v-1800">
          <text:p/>
        </draw:connector>
        <draw:connector draw:style-name="gr8" draw:text-style-name="P2" draw:layer="layout" svg:x1="18.336cm" svg:y1="20.075cm" svg:x2="19.825cm" svg:y2="20.078cm" draw:start-shape="id19" draw:start-glue-point="10" svg:d="m18336 20075h995v3h494">
          <text:p/>
        </draw:connector>
        <draw:connector draw:style-name="gr8" draw:text-style-name="P2" draw:layer="layout" svg:x1="11.936cm" svg:y1="20.075cm" svg:x2="17.536cm" svg:y2="20.075cm" draw:start-shape="id17" draw:start-glue-point="1" draw:end-shape="id19" draw:end-glue-point="6" svg:d="m11936 20075h5600">
          <text:p/>
        </draw:connector>
        <draw:rect draw:style-name="gr5" draw:text-style-name="P8" xml:id="id23" draw:id="id23" draw:layer="layout" svg:width="3.225cm" svg:height="1.2cm" svg:x="6.475cm" svg:y="23.4cm">
          <text:p text:style-name="P2"><text:span text:style-name="T1">Кодер </text:span></text:p>
          <text:p text:style-name="P2"><text:span text:style-name="T1">амплитуды</text:span></text:p>
        </draw:rect>
        <draw:rect draw:style-name="gr5" draw:text-style-name="P8" xml:id="id22" draw:id="id22" draw:layer="layout" svg:width="3.225cm" svg:height="1.2cm" svg:x="9.85cm" svg:y="25cm">
          <text:p text:style-name="P2"><text:span text:style-name="T1">Декодер </text:span></text:p>
          <text:p text:style-name="P2"><text:span text:style-name="T1">амплитуды</text:span></text:p>
        </draw:rect>
        <draw:rect draw:style-name="gr5" draw:text-style-name="P8" xml:id="id20" draw:id="id20" draw:layer="layout" svg:width="3.225cm" svg:height="1.625cm" svg:x="6.65cm" svg:y="26.4cm">
          <text:p text:style-name="P2"><text:span text:style-name="T1">Вычисление </text:span></text:p>
          <text:p text:style-name="P2"><text:span text:style-name="T1">Коэффициента </text:span></text:p>
          <text:p text:style-name="P2"><text:span text:style-name="T1">усиления</text:span></text:p>
        </draw:rect>
        <draw:rect draw:style-name="gr5" draw:text-style-name="P8" xml:id="id21" draw:id="id21" draw:layer="layout" svg:width="3.225cm" svg:height="1.2cm" svg:x="3.025cm" svg:y="25cm">
          <text:p text:style-name="P2"><text:span text:style-name="T1">(</text:span><text:span text:style-name="T6">●</text:span><text:span text:style-name="T1">)</text:span><text:span text:style-name="T7">-1</text:span></text:p>
        </draw:rect>
        <draw:connector draw:style-name="gr8" draw:text-style-name="P2" draw:layer="layout" svg:x1="6.65cm" svg:y1="27.212cm" svg:x2="4.637cm" svg:y2="26.2cm" draw:start-shape="id20" draw:start-glue-point="3" draw:end-shape="id21" draw:end-glue-point="2" svg:d="m6650 27212h-2013v-1012">
          <text:p/>
        </draw:connector>
        <draw:connector draw:style-name="gr8" draw:text-style-name="P2" draw:layer="layout" svg:x1="11.462cm" svg:y1="26.2cm" svg:x2="9.875cm" svg:y2="27.212cm" draw:start-shape="id22" draw:start-glue-point="2" draw:end-shape="id20" draw:end-glue-point="1" svg:d="m11462 26200v1012h-1587">
          <text:p/>
        </draw:connector>
        <draw:connector draw:style-name="gr8" draw:text-style-name="P2" draw:layer="layout" svg:x1="9.7cm" svg:y1="24cm" svg:x2="11.462cm" svg:y2="25cm" draw:start-shape="id23" draw:start-glue-point="1" draw:end-shape="id22" draw:end-glue-point="0" svg:d="m9700 24000h1762v1000">
          <text:p/>
        </draw:connector>
        <draw:custom-shape draw:style-name="gr6" draw:text-style-name="P3" xml:id="id24" draw:id="id24" draw:layer="layout" svg:width="0.8cm" svg:height="0.8cm" svg:x="4.25cm" svg:y="23.6cm">
          <text:p text:style-name="P2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svg:x1="4.637cm" svg:y1="25cm" svg:x2="4.65cm" svg:y2="24.4cm" draw:start-shape="id21" draw:start-glue-point="0" draw:end-shape="id24" draw:end-glue-point="8" svg:d="m4637 25000v-300h13v-300">
          <text:p/>
        </draw:connector>
        <draw:connector draw:style-name="gr8" draw:text-style-name="P2" draw:layer="layout" svg:x1="5.05cm" svg:y1="24cm" svg:x2="6.475cm" svg:y2="24cm" draw:start-shape="id24" draw:start-glue-point="10" draw:end-shape="id23" draw:end-glue-point="3" svg:d="m5050 24000h1425">
          <text:p/>
        </draw:connector>
        <draw:connector draw:style-name="gr8" draw:text-style-name="P2" draw:layer="layout" svg:x1="2.257cm" svg:y1="23.998cm" svg:x2="4.25cm" svg:y2="24cm" draw:end-shape="id24" draw:end-glue-point="6" svg:d="m2257 23998h746v2h1247">
          <text:p/>
        </draw:connector>
        <draw:connector draw:style-name="gr8" draw:text-style-name="P2" draw:layer="layout" svg:x1="9.7cm" svg:y1="24cm" svg:x2="12.879cm" svg:y2="23.998cm" draw:start-shape="id23" draw:start-glue-point="1" svg:d="m9700 24000h1840v-2h1339">
          <text:p/>
        </draw:connector>
        <draw:frame draw:style-name="gr1" draw:text-style-name="P1" draw:layer="layout" svg:width="1.12cm" svg:height="0.734cm" svg:x="11.355cm" svg:y="23.3cm">
          <draw:text-box>
            <text:p><text:span text:style-name="T1">i[n]</text:span></text:p>
          </draw:text-box>
        </draw:frame>
        <draw:frame draw:style-name="gr1" draw:text-style-name="P1" draw:layer="layout" svg:width="1.201cm" svg:height="0.734cm" svg:x="10.68cm" svg:y="27.291cm">
          <draw:text-box>
            <text:p><text:span text:style-name="T1">y[n]</text:span></text:p>
          </draw:text-box>
        </draw:frame>
        <draw:frame draw:style-name="gr1" draw:text-style-name="P1" draw:layer="layout" svg:width="1.217cm" svg:height="0.734cm" svg:x="2.65cm" svg:y="23.166cm">
          <draw:text-box>
            <text:p><text:span text:style-name="T1">x[n]</text:span></text:p>
          </draw:text-box>
        </draw:frame>
        <draw:frame draw:style-name="gr11" draw:layer="layout" svg:width="1cm" svg:height="0.482cm" svg:x="18.611cm" svg:y="19.425cm"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Times New Roman'" style:font-style-name="Обычный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igor </meta:initial-creator>
    <meta:creation-date>2011-12-06T15:18:00.13</meta:creation-date>
    <dc:date>2012-01-07T22:37:14.87</dc:date>
    <meta:editing-duration>PT8H34M22S</meta:editing-duration>
    <meta:editing-cycles>25</meta:editing-cycles>
    <meta:generator>OpenOffice.org/3.3$Win32 OpenOffice.org_project/330m20$Build-9567</meta:generator>
    <meta:document-statistic meta:object-count="76"/>
  </office:meta>
</office:document-meta>
</file>

<file path=Object 1/content.xml><?xml version="1.0" encoding="utf-8"?>
<math xmlns="http://www.w3.org/1998/Math/MathML">
  <semantics>
    <mrow>
      <mover accent="true">
        <mi>x</mi>
        <mo stretchy="false">̂</mo>
      </mover>
      <mrow>
        <mo stretchy="false">[</mo>
        <mi>n</mi>
        <mo stretchy="false">]</mo>
      </mrow>
    </mrow>
    <annotation encoding="StarMath 5.0">hat x[n]</annotation>
  </semantics>
</math>
</file>

<file path=Object 2/content.xml><?xml version="1.0" encoding="utf-8"?>
<math xmlns="http://www.w3.org/1998/Math/MathML">
  <semantics>
    <mrow>
      <mover accent="true">
        <mi>x</mi>
        <mo stretchy="false">̂</mo>
      </mover>
      <mrow>
        <mo stretchy="false">[</mo>
        <mi>n</mi>
        <mo stretchy="false">]</mo>
      </mrow>
    </mrow>
    <annotation encoding="StarMath 5.0">hat x[n]</annotation>
  </semantics>
</math>
</file>

<file path=Object 3/content.xml><?xml version="1.0" encoding="utf-8"?>
<math xmlns="http://www.w3.org/1998/Math/MathML">
  <semantics>
    <mrow>
      <mover accent="true">
        <mi>x</mi>
        <mo stretchy="false">̂</mo>
      </mover>
      <mrow>
        <mo stretchy="false">[</mo>
        <mi>n</mi>
        <mo stretchy="false">]</mo>
      </mrow>
    </mrow>
    <annotation encoding="StarMath 5.0">hat x[n]</annotation>
  </semantics>
</math>
</file>